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 / LABS</text:p>
          </draw:text-box>
        </draw:frame>
        <draw:frame draw:style-name="TransBox" svg:width="31.8700cm" svg:height="5.5000cm" svg:x="1.0000cm" svg:y="2.3000cm">
          <draw:text-box>
            <text:p text:style-name="PTitleMain">Lab: Static IP + DNS Validation</text:p>
          </draw:text-box>
        </draw:frame>
        <draw:frame draw:style-name="TransBox" svg:width="31.8700cm" svg:height="3.5000cm" svg:x="1.0000cm" svg:y="8.8000cm">
          <draw:text-box>
            <text:p text:style-name="PBody">Track: RHCSA Estimated time: 25 minutes Topology: Single VM Steps</text:p>
          </draw:text-box>
        </draw:frame>
        <draw:frame draw:style-name="TransBox" svg:width="31.8700cm" svg:height="1.0000cm" svg:x="1.0000cm" svg:y="17.8000cm">
          <draw:text-box>
            <text:p text:style-name="PFooter">03-rhcsa/labs/01-static-ip-dn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 (restore DHCP)</text:p>
            <text:p text:style-name="PBullet">▶  Common failures</text:p>
            <text:p text:style-name="PBullet">▶  Why this matters in produc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NetworkManager (nmcli) and DNS and Name Resolution</text:p>
            <text:p text:style-name="PBullet">• Know your VM's current interface name (ip link show)</text:p>
            <text:p text:style-name="PBullet">• VM snapshot take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VM has a manually configured static IP address</text:p>
            <text:p text:style-name="PBullet">• Default gateway is set correctly</text:p>
            <text:p text:style-name="PBullet">• DNS resolves external names</text:p>
            <text:p text:style-name="PBullet">• ping access.redhat.com succeeds</text:p>
            <text:p text:style-name="PBullet">• Configuration survives a reboo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 (restore DHCP)</text:p>
          </draw:text-box>
        </draw:frame>
        <draw:frame draw:style-name="CodeBox" svg:width="31.8700cm" svg:height="13.5500cm" svg:x="1.0000cm" svg:y="4.0000cm">
          <draw:text-box>
            <text:p text:style-name="PCode">sudo nmcli connection modify "&lt;CONNECTION-NAME&gt;" \
  ipv4.method auto \
  ipv4.addresses "" \
  ipv4.gateway "" \
  ipv4.dns ""

sudo nmcli connection up "&lt;CONNECTION-NAME&gt;"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No IP after connection up: Wrong interface or connection name</text:p>
            <text:p text:style-name="PBullet">• ping 8.8.8.8 fails: Wrong gateway</text:p>
            <text:p text:style-name="PBullet">• ping access.redhat.com fails but ping 8.8.8.8 works: Wrong DNS</text:p>
            <text:p text:style-name="PBullet">• Settings lost after reboot: Connection not marked auto-connec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Servers rarely use DHCP. Static addressing ensures predictable access, stable</text:p>
            <text:p text:style-name="PBullet">• DNS PTR records, and no surprise IP changes during DHCP lease expiry. Getting</text:p>
            <text:p text:style-name="PBullet">• comfortable with nmcli is the foundation for all network configuration</text:p>
            <text:p text:style-name="PBullet">• work that follows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Static IP + DNS Validation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NetworkManager (nmcli) and DNS and Name Resolution</text:p>
            <text:p text:style-name="PBullet">✓  Success criteria: VM has a manually configured static IP address</text:p>
            <text:p text:style-name="PBullet">✓  Cleanup (restore DHCP)</text:p>
            <text:p text:style-name="PBullet">✓  Common failures: Symptom: Likely cause</text:p>
            <text:p text:style-name="PBullet">✓  Why this matters in production: Servers rarely use DHCP. Static addressing ensures predictable access, stabl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